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21409a" fo:font-size="26pt" style:text-underline-style="solid" style:text-underline-width="auto" style:text-underline-color="font-color" fo:font-weight="bold" officeooo:rsid="0008b50f" officeooo:paragraph-rsid="0008b50f" style:font-size-asian="26pt" style:font-weight-asian="bold" style:font-size-complex="26pt" style:font-weight-complex="bold"/>
    </style:style>
    <style:style style:name="P2" style:family="paragraph" style:parent-style-name="Standard">
      <style:paragraph-properties fo:text-align="center" style:justify-single-word="false"/>
      <style:text-properties fo:color="#21409a" fo:font-size="18pt" style:text-underline-style="none" fo:font-weight="bold" officeooo:rsid="00090e9b" officeooo:paragraph-rsid="00090e9b" style:font-size-asian="15.75pt" style:font-weight-asian="bold" style:font-size-complex="18pt" style:font-weight-complex="bold"/>
    </style:style>
    <style:style style:name="P3" style:family="paragraph" style:parent-style-name="Standard">
      <style:paragraph-properties fo:text-align="start" style:justify-single-word="false"/>
      <style:text-properties officeooo:paragraph-rsid="0008b50f"/>
    </style:style>
    <style:style style:name="P4" style:family="paragraph" style:parent-style-name="Standard">
      <style:paragraph-properties fo:text-align="start" style:justify-single-word="false"/>
      <style:text-properties officeooo:paragraph-rsid="000a1520"/>
    </style:style>
    <style:style style:name="P5" style:family="paragraph" style:parent-style-name="Standard">
      <style:paragraph-properties fo:text-align="start" style:justify-single-word="false"/>
      <style:text-properties fo:font-size="14pt" officeooo:paragraph-rsid="000a1520" style:font-size-asian="14pt" style:font-size-complex="14pt"/>
    </style:style>
    <style:style style:name="P6" style:family="paragraph" style:parent-style-name="Text_20_body" style:list-style-name="L4"/>
    <style:style style:name="P7" style:family="paragraph" style:parent-style-name="Text_20_body">
      <style:paragraph-properties fo:text-align="start" style:justify-single-word="false"/>
      <style:text-properties officeooo:paragraph-rsid="0008b50f"/>
    </style:style>
    <style:style style:name="P8" style:family="paragraph" style:parent-style-name="Text_20_body">
      <style:paragraph-properties fo:text-align="start" style:justify-single-word="false"/>
      <style:text-properties officeooo:paragraph-rsid="000a1520"/>
    </style:style>
    <style:style style:name="P9" style:family="paragraph" style:parent-style-name="Text_20_body" style:list-style-name="L5"/>
    <style:style style:name="P10" style:family="paragraph" style:parent-style-name="Text_20_body">
      <style:text-properties fo:font-size="14pt" style:font-size-asian="14pt" style:font-size-complex="14pt"/>
    </style:style>
    <style:style style:name="P11" style:family="paragraph" style:parent-style-name="Text_20_body" style:list-style-name="L4">
      <style:paragraph-properties fo:margin-top="0cm" fo:margin-bottom="0cm" loext:contextual-spacing="false"/>
    </style:style>
    <style:style style:name="P12" style:family="paragraph" style:parent-style-name="Text_20_body" style:list-style-name="L5">
      <style:paragraph-properties fo:margin-top="0cm" fo:margin-bottom="0cm" loext:contextual-spacing="false"/>
    </style:style>
    <style:style style:name="P13" style:family="paragraph" style:parent-style-name="Text_20_body" style:list-style-name="L1">
      <style:paragraph-properties fo:margin-top="0cm" fo:margin-bottom="0.101cm" loext:contextual-spacing="false" fo:line-height="100%"/>
    </style:style>
    <style:style style:name="T1" style:family="text">
      <style:text-properties fo:font-weight="bold"/>
    </style:style>
    <style:style style:name="T2" style:family="text">
      <style:text-properties fo:color="#000000" style:text-underline-style="none" officeooo:rsid="000a1520"/>
    </style:style>
    <style:style style:name="T3" style:family="text">
      <style:text-properties fo:color="#000000" officeooo:rsid="00090e9b"/>
    </style:style>
    <style:style style:name="T4" style:family="text">
      <style:text-properties fo:color="#000000" fo:font-size="14pt" style:text-underline-style="none" fo:font-weight="normal" officeooo:rsid="0008b50f" style:font-size-asian="12.25pt" style:font-weight-asian="normal" style:font-size-complex="14pt" style:font-weight-complex="normal"/>
    </style:style>
    <style:style style:name="T5" style:family="text">
      <style:text-properties fo:color="#000000" fo:font-size="14pt" style:text-underline-style="none" fo:font-weight="normal" officeooo:rsid="00090e9b" style:font-size-asian="12.25pt" style:font-weight-asian="normal" style:font-size-complex="14pt" style:font-weight-complex="normal"/>
    </style:style>
    <style:style style:name="T6" style:family="text">
      <style:text-properties fo:color="#000000" fo:font-size="14pt" style:text-underline-style="none" fo:font-weight="bold" officeooo:rsid="0008b50f" style:font-size-asian="12.25pt" style:font-weight-asian="normal" style:font-size-complex="14pt" style:font-weight-complex="normal"/>
    </style:style>
    <style:style style:name="T7" style:family="text">
      <style:text-properties fo:color="#000000" fo:font-size="14pt" style:text-underline-style="none" officeooo:rsid="00090e9b" style:font-size-asian="14pt" style:font-size-complex="14pt"/>
    </style:style>
    <style:style style:name="T8" style:family="text">
      <style:text-properties fo:color="#000000" fo:font-size="14pt" officeooo:rsid="00090e9b" style:font-size-asian="14pt" style:font-size-complex="14pt"/>
    </style:style>
    <style:style style:name="T9" style:family="text">
      <style:text-properties fo:color="#000000" fo:font-size="14pt" officeooo:rsid="000a1520" style:font-size-asian="14pt" style:font-size-complex="14pt"/>
    </style:style>
    <style:style style:name="T10" style:family="text">
      <style:text-properties fo:color="#000000" fo:font-size="14pt" officeooo:rsid="000abb00" style:font-size-asian="14pt" style:font-size-complex="14pt"/>
    </style:style>
    <style:style style:name="T11" style:family="text">
      <style:text-properties officeooo:rsid="000a1520"/>
    </style:style>
    <style:style style:name="T12" style:family="text">
      <style:text-properties officeooo:rsid="000abb00"/>
    </style:style>
    <style:style style:name="T13" style:family="text">
      <style:text-properties fo:font-style="italic"/>
    </style:style>
    <style:style style:name="T14"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story Of Computers</text:p>
      <text:p text:style-name="P2">(Fifth Generation)</text:p>
      <text:p text:style-name="P1"/>
      <text:p text:style-name="P3"><text:span text:style-name="T4">The </text:span><text:span text:style-name="T6">Fifth Generation Computer Systems</text:span><text:span text:style-name="T4"> [Present and Future] was an initiative by Japan's </text:span><text:span text:style-name="T5">Ministry of International Trade and Industry</text:span><text:span text:style-name="T4">, begun in 1982, to create a computer using </text:span><text:span text:style-name="T5">massively parellel computing</text:span><text:span text:style-name="T4">/processing. It was to be the result of a massive government/industry research project in Japan during the 1980s. It aimed to create an "epoch-making computer" with supercomputer-like performance and to provide a platform for future developments in </text:span><text:span text:style-name="T5">artificial intelligence.</text:span><text:span text:style-name="T8">Whereas previous computer generations had </text:span><text:span text:style-name="T7">focused</text:span><text:span text:style-name="T8"> on increasing the number of logic elements in a single CPU, the fifth generation, it was widely believed at the time, would instead turn to massive numbers of CPUs for added performance. In the late 1960s till the early 1970s, there was much talk about "generations" of computer hardware — usually "three generations". </text:span></text:p>
      <text:list xml:id="list1884860310" text:style-name="L1">
        <text:list-item>
          <text:p text:style-name="P13">First generation: Thermionic vacuum tubes. <text:span text:style-name="T11">Mid 1940’s</text:span></text:p>
        </text:list-item>
        <text:list-item>
          <text:p text:style-name="P13">Second generation: Transistors. 1956.</text:p>
        </text:list-item>
        <text:list-item>
          <text:p text:style-name="P13">Third generation: Integrated circuits (silicon chips containing multiple transistors). 1964. </text:p>
        </text:list-item>
      </text:list>
      <text:p text:style-name="P7"><text:span text:style-name="T8">There was also a parallel set of generations for software: </text:span></text:p>
      <text:list xml:id="list3487084456" text:style-name="L4">
        <text:list-item>
          <text:p text:style-name="P11"><text:span text:style-name="T2">First generation</text:span>: <text:span text:style-name="T2">Machine Language</text:span>. </text:p>
        </text:list-item>
        <text:list-item>
          <text:p text:style-name="P11"><text:span text:style-name="T2">Second generation</text:span>: <text:span text:style-name="T11">Low-Level Programming Language</text:span> such as <text:span text:style-name="T2">Assembly Language</text:span>. </text:p>
        </text:list-item>
        <text:list-item>
          <text:p text:style-name="P11"><text:span text:style-name="T2">Third Generation</text:span>:<text:span text:style-name="T11">high level programming language</text:span> Structured <text:s/>such as <text:span text:style-name="T2">C</text:span>, <text:span text:style-name="T2">COBOL</text:span> and <text:span text:style-name="T2">FORTRAN</text:span>. </text:p>
        </text:list-item>
        <text:list-item>
          <text:p text:style-name="P6"><text:span text:style-name="T2">Fourth Generation</text:span>: Domain-specific <text:span text:style-name="T2">high level programming languages</text:span> such as <text:span text:style-name="T2">SQL</text:span> and <text:span text:style-name="T2">TeX.</text:span></text:p>
        </text:list-item>
      </text:list>
      <text:p text:style-name="P4"><text:span text:style-name="T8">Throughout these multiple generations up to the 1990s, Japan had largely been a follower in the computing arena, building computers following U.S. and British leads. The </text:span><text:span text:style-name="T5">Ministry of International Trade and Industry</text:span><text:span text:style-name="T8"> (MITI) decided to attempt to break out of this follow-the-leader pattern, and in the mid-1970s started looking, on a small scale, into the future of computing. They asked the </text:span><text:span text:style-name="T9">Japan Information Processing Development Center</text:span><text:span text:style-name="T8"> (JIPDEC) to indicate a number of future directions, and in 1979 offered a three-year contract to carry out more in-depth studies along with industry and academia. It was during this period that the term "fifth-generation computer" started to be used. Prior to the 1970s, MITI guidance had successes such as an improved steel industry, the creation of the oil </text:span><text:span text:style-name="T10">supertanker</text:span><text:span text:style-name="T8">, the automotive industry, consumer electronics, and computer memory. MITI decided that the future was going to be </text:span><text:span text:style-name="T10">information tecnology</text:span><text:span text:style-name="T8">. However, the </text:span><text:span text:style-name="T10">Japanese</text:span><text:span text:style-name="T8"> language, in both written and spoken form, presented and still presents major obstacles for computers. These hurdles could not be taken lightly. So MITI held a conference and invited people around the world to help them. The project imagined an "epoch-making computer" with supercomputer-like performance using massively parallel computing/processing. The aim was to build parallel computers for artificial intelligence applications using concurrent logic programming. The FGCS project and its vast findings contributed greatly to the development of the concurrent logic programming field. </text:span></text:p>
      <text:p text:style-name="P10"><text:soft-page-break/>The target defined by the FGCS project was to develop "Knowledge Information Processing systems" (roughly meaning, applied <text:span text:style-name="T12">Artificial Intelligence</text:span>). The chosen tool to implement this goal was <text:span text:style-name="T12">logic programming</text:span>. Logic programming approach as was characterized by Maarten Van Emden – one of its founders – as:</text:p>
      <text:list xml:id="list2950310285" text:style-name="L5">
        <text:list-item>
          <text:p text:style-name="P12">The use of logic to express information in a computer. </text:p>
        </text:list-item>
        <text:list-item>
          <text:p text:style-name="P12">The use of logic to present problems to a computer. </text:p>
        </text:list-item>
        <text:list-item>
          <text:p text:style-name="P9">The use of logical inference to solve these problems.</text:p>
        </text:list-item>
      </text:list>
      <text:p text:style-name="P8"><text:span text:style-name="T8">Logic programming was thought as something that unified various gradients of computer science . It seemed that logic programming was the "missing link" between knowledge engineering and parallel computer architectures. </text:span></text:p>
      <text:p text:style-name="P10">In 1982, during a visit to the ICOT, <text:span text:style-name="T12">Ehud Shapiro</text:span> invented Concurrent <text:span text:style-name="T12">Prolog</text:span>, a novel concurrent programming language that integrated logic programming and concurrent programming. Concurrent Prolog is a logic programming language designed for concurrent programming and parallel execution. It is a <text:span text:style-name="T12">process oriented language</text:span>, which embodies <text:span text:style-name="T12">dataflow</text:span> synchronization and guarded-command <text:span text:style-name="T12">indeterminancy</text:span> as its basic control mechanisms. <text:span text:style-name="T12">Shapiro</text:span> described the language in a Report marked as ICOT Technical Report 003,which presented a Concurrent Prolog <text:span text:style-name="T12">interpreter</text:span> written in Prolog. Shapiro's work on Concurrent Prolog inspired a change in the direction of the FGCS from focusing on parallel implementation of Prolog to the focus on <text:span text:style-name="T12">concurrent logic programming</text:span> as the software foundation for the project. It also inspired the concurrent logic programming language Guarded Horn Clauses (GHC) by Ueda, which was the basis of KL1, the programming language that was finally designed and implemented by the FGCS project as its core programming language. </text:p>
      <text:p text:style-name="P10">The project imagined a <text:span text:style-name="T12">Parallel processing</text:span> computer running on top of massive <text:span text:style-name="T12">databases</text:span> using a <text:span text:style-name="T12">logic programming language</text:span> to define and access the data. They envisioned building a prototype machine with performance between 100M and 1G LIPS, where a LIPS is a <text:span text:style-name="T12">Logical Interference</text:span><text:span text:style-name="T13"> Per Second.</text:span> At the time typical workstation machines were capable of about 100k LIPS. They proposed to build this machine over a ten-year period, 3 years for initial R&amp;D, 4 years for building various subsystems, and a final 3 years to complete a working prototype system. In 1982 the government decided to go ahead with the project, and established the <text:span text:style-name="T14">Institute for New Generation Computer Technology</text:span> (<text:span text:style-name="T12">ICOT</text:span>) through joint investment with various Japanese computer companies. </text:p>
      <text:p text:style-name="P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5:34:21.118648488</meta:creation-date>
    <dc:date>2018-09-10T22:49:56.511092790</dc:date>
    <meta:editing-duration>PT3H33M53S</meta:editing-duration>
    <meta:editing-cycles>2</meta:editing-cycles>
    <meta:generator>LibreOffice/6.0.3.2$Linux_X86_64 LibreOffice_project/00m0$Build-2</meta:generator>
    <meta:document-statistic meta:table-count="0" meta:image-count="0" meta:object-count="0" meta:page-count="2" meta:paragraph-count="19" meta:word-count="811" meta:character-count="5482" meta:non-whitespace-character-count="4684"/>
  </office:meta>
</office:document-meta>
</file>